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8334" officeooo:paragraph-rsid="00078334"/>
    </style:style>
    <style:style style:name="P2" style:family="paragraph" style:parent-style-name="Standard">
      <style:text-properties fo:language="uk" fo:country="UA" officeooo:rsid="000ac058" officeooo:paragraph-rsid="000ac058"/>
    </style:style>
    <style:style style:name="P3" style:family="paragraph" style:parent-style-name="Standard">
      <style:text-properties fo:language="uk" fo:country="UA" officeooo:rsid="000c6ed5" officeooo:paragraph-rsid="000c6ed5"/>
    </style:style>
    <style:style style:name="P4" style:family="paragraph" style:parent-style-name="Standard">
      <style:text-properties fo:language="uk" fo:country="UA" officeooo:rsid="000c6ed5" officeooo:paragraph-rsid="000ed594"/>
    </style:style>
    <style:style style:name="P5" style:family="paragraph" style:parent-style-name="Standard">
      <style:text-properties fo:language="uk" fo:country="UA" officeooo:rsid="000c6ed5" officeooo:paragraph-rsid="000e04b7"/>
    </style:style>
    <style:style style:name="P6" style:family="paragraph" style:parent-style-name="Standard">
      <style:text-properties fo:language="uk" fo:country="UA" officeooo:rsid="000e04b7" officeooo:paragraph-rsid="000e04b7"/>
    </style:style>
    <style:style style:name="P7" style:family="paragraph" style:parent-style-name="Standard">
      <style:text-properties fo:language="uk" fo:country="UA" officeooo:rsid="000e04b7" officeooo:paragraph-rsid="000ed594"/>
    </style:style>
    <style:style style:name="P8" style:family="paragraph" style:parent-style-name="Standard">
      <style:text-properties fo:language="uk" fo:country="UA" officeooo:rsid="000ed594" officeooo:paragraph-rsid="000ed594"/>
    </style:style>
    <style:style style:name="P9" style:family="paragraph" style:parent-style-name="Standard">
      <style:text-properties fo:language="uk" fo:country="UA" officeooo:rsid="000f76ed" officeooo:paragraph-rsid="000f76ed"/>
    </style:style>
    <style:style style:name="P10" style:family="paragraph" style:parent-style-name="Standard">
      <style:text-properties fo:language="uk" fo:country="UA" officeooo:rsid="000f76ed" officeooo:paragraph-rsid="000fd084"/>
    </style:style>
    <style:style style:name="P11" style:family="paragraph" style:parent-style-name="Standard">
      <style:text-properties fo:language="uk" fo:country="UA" officeooo:rsid="000f76ed" officeooo:paragraph-rsid="0015d68d"/>
    </style:style>
    <style:style style:name="P12" style:family="paragraph" style:parent-style-name="Standard">
      <style:text-properties fo:language="uk" fo:country="UA" officeooo:rsid="000f76ed" officeooo:paragraph-rsid="00201acd"/>
    </style:style>
    <style:style style:name="P13" style:family="paragraph" style:parent-style-name="Standard">
      <style:text-properties fo:language="uk" fo:country="UA" officeooo:rsid="000f76ed" officeooo:paragraph-rsid="00212880"/>
    </style:style>
    <style:style style:name="P14" style:family="paragraph" style:parent-style-name="Standard">
      <style:text-properties fo:language="uk" fo:country="UA" officeooo:rsid="00133ebe" officeooo:paragraph-rsid="00133ebe"/>
    </style:style>
    <style:style style:name="P15" style:family="paragraph" style:parent-style-name="Standard">
      <style:text-properties fo:language="uk" fo:country="UA" officeooo:rsid="00133ebe" officeooo:paragraph-rsid="001c2baf"/>
    </style:style>
    <style:style style:name="P16" style:family="paragraph" style:parent-style-name="Standard">
      <style:text-properties fo:language="uk" fo:country="UA" officeooo:rsid="0016367c" officeooo:paragraph-rsid="0016367c"/>
    </style:style>
    <style:style style:name="P17" style:family="paragraph" style:parent-style-name="Standard">
      <style:text-properties fo:language="uk" fo:country="UA" officeooo:rsid="0016367c" officeooo:paragraph-rsid="001f9758"/>
    </style:style>
    <style:style style:name="P18" style:family="paragraph" style:parent-style-name="Standard">
      <style:text-properties fo:language="uk" fo:country="UA" officeooo:rsid="001673b4" officeooo:paragraph-rsid="001673b4"/>
    </style:style>
    <style:style style:name="P19" style:family="paragraph" style:parent-style-name="Standard">
      <style:text-properties fo:language="uk" fo:country="UA" officeooo:rsid="00183f3d" officeooo:paragraph-rsid="00183f3d"/>
    </style:style>
    <style:style style:name="P20" style:family="paragraph" style:parent-style-name="Standard">
      <style:text-properties fo:language="uk" fo:country="UA" officeooo:rsid="0019e001" officeooo:paragraph-rsid="0019e001"/>
    </style:style>
    <style:style style:name="P21" style:family="paragraph" style:parent-style-name="Standard">
      <style:text-properties fo:language="uk" fo:country="UA" officeooo:rsid="001c8508" officeooo:paragraph-rsid="001c8508"/>
    </style:style>
    <style:style style:name="P22" style:family="paragraph" style:parent-style-name="Standard">
      <style:text-properties fo:language="uk" fo:country="UA" officeooo:rsid="001c8508" officeooo:paragraph-rsid="00201acd"/>
    </style:style>
    <style:style style:name="P23" style:family="paragraph" style:parent-style-name="Standard">
      <style:text-properties fo:language="uk" fo:country="UA" officeooo:rsid="001c8508" officeooo:paragraph-rsid="00232d03"/>
    </style:style>
    <style:style style:name="P24" style:family="paragraph" style:parent-style-name="Standard">
      <style:text-properties fo:language="uk" fo:country="UA" officeooo:rsid="000fd084" officeooo:paragraph-rsid="001f9758"/>
    </style:style>
    <style:style style:name="P25" style:family="paragraph" style:parent-style-name="Standard">
      <style:text-properties fo:language="uk" fo:country="UA" officeooo:rsid="001149c3" officeooo:paragraph-rsid="00201acd"/>
    </style:style>
    <style:style style:name="P26" style:family="paragraph" style:parent-style-name="Standard">
      <style:text-properties fo:language="uk" fo:country="UA" officeooo:rsid="00201acd" officeooo:paragraph-rsid="0020c051"/>
    </style:style>
    <style:style style:name="P27" style:family="paragraph" style:parent-style-name="Standard">
      <style:text-properties fo:language="uk" fo:country="UA" officeooo:rsid="00201acd" officeooo:paragraph-rsid="00232d03"/>
    </style:style>
    <style:style style:name="P28" style:family="paragraph" style:parent-style-name="Standard">
      <style:text-properties fo:language="uk" fo:country="UA" officeooo:rsid="0020c051" officeooo:paragraph-rsid="0020c051"/>
    </style:style>
    <style:style style:name="P29" style:family="paragraph" style:parent-style-name="Standard">
      <style:text-properties fo:language="uk" fo:country="UA" officeooo:rsid="0020c051" officeooo:paragraph-rsid="00212880"/>
    </style:style>
    <style:style style:name="P30" style:family="paragraph" style:parent-style-name="Standard">
      <style:text-properties fo:language="uk" fo:country="UA" officeooo:rsid="00212880" officeooo:paragraph-rsid="00212880"/>
    </style:style>
    <style:style style:name="P31" style:family="paragraph" style:parent-style-name="Standard">
      <style:text-properties fo:language="uk" fo:country="UA" officeooo:rsid="00232d03" officeooo:paragraph-rsid="00232d03"/>
    </style:style>
    <style:style style:name="P32" style:family="paragraph" style:parent-style-name="Standard">
      <style:text-properties fo:language="uk" fo:country="UA" officeooo:rsid="00232d03" officeooo:paragraph-rsid="00259148"/>
    </style:style>
    <style:style style:name="P33" style:family="paragraph" style:parent-style-name="Standard">
      <style:text-properties officeooo:rsid="000ac058" officeooo:paragraph-rsid="000ac058"/>
    </style:style>
    <style:style style:name="P34" style:family="paragraph" style:parent-style-name="Standard">
      <style:text-properties fo:language="ru" fo:country="RU" officeooo:rsid="0015d68d" officeooo:paragraph-rsid="001673b4"/>
    </style:style>
    <style:style style:name="P35" style:family="paragraph" style:parent-style-name="Standard">
      <style:text-properties fo:language="ru" fo:country="RU" officeooo:rsid="001673b4" officeooo:paragraph-rsid="001673b4"/>
    </style:style>
    <style:style style:name="P36" style:family="paragraph" style:parent-style-name="Standard">
      <style:text-properties fo:language="ru" fo:country="RU" officeooo:rsid="001673b4" officeooo:paragraph-rsid="00183f3d"/>
    </style:style>
    <style:style style:name="P37" style:family="paragraph" style:parent-style-name="Standard">
      <style:text-properties fo:language="ru" fo:country="RU" officeooo:rsid="00183f3d" officeooo:paragraph-rsid="00183f3d"/>
    </style:style>
    <style:style style:name="P38" style:family="paragraph" style:parent-style-name="Standard">
      <style:text-properties fo:language="ru" fo:country="RU" officeooo:rsid="000ac058" officeooo:paragraph-rsid="000ac058"/>
    </style:style>
    <style:style style:name="P39" style:family="paragraph" style:parent-style-name="Standard">
      <style:text-properties officeooo:paragraph-rsid="000e04b7"/>
    </style:style>
    <style:style style:name="P40" style:family="paragraph" style:parent-style-name="Standard">
      <style:text-properties fo:language="en" fo:country="US" officeooo:rsid="000ac058" officeooo:paragraph-rsid="000ac058"/>
    </style:style>
    <style:style style:name="P41" style:family="paragraph" style:parent-style-name="Standard">
      <style:text-properties fo:language="uk" fo:country="UA" officeooo:rsid="000c6ed5" officeooo:paragraph-rsid="000c6ed5"/>
    </style:style>
    <style:style style:name="P42" style:family="paragraph" style:parent-style-name="Standard">
      <style:text-properties fo:language="uk" fo:country="UA" officeooo:rsid="000c6ed5" officeooo:paragraph-rsid="000ed594"/>
    </style:style>
    <style:style style:name="P43" style:family="paragraph" style:parent-style-name="Standard">
      <style:text-properties fo:language="uk" fo:country="UA" officeooo:rsid="00259148" officeooo:paragraph-rsid="00259148"/>
    </style:style>
    <style:style style:name="P44" style:family="paragraph" style:parent-style-name="Standard">
      <style:text-properties fo:language="uk" fo:country="UA" officeooo:rsid="00232d03" officeooo:paragraph-rsid="00295c98"/>
    </style:style>
    <style:style style:name="P45" style:family="paragraph" style:parent-style-name="Standard">
      <style:text-properties fo:language="uk" fo:country="UA" officeooo:rsid="002a2020" officeooo:paragraph-rsid="002a2020"/>
    </style:style>
    <style:style style:name="P46" style:family="paragraph" style:parent-style-name="Standard">
      <style:text-properties fo:language="uk" fo:country="UA" officeooo:rsid="002a2020" officeooo:paragraph-rsid="002a21e9"/>
    </style:style>
    <style:style style:name="P47" style:family="paragraph" style:parent-style-name="Standard">
      <style:text-properties fo:language="uk" fo:country="UA" officeooo:rsid="002a21e9" officeooo:paragraph-rsid="002a21e9"/>
    </style:style>
    <style:style style:name="P48" style:family="paragraph" style:parent-style-name="Standard">
      <style:text-properties fo:language="uk" fo:country="UA" officeooo:rsid="002bb0af" officeooo:paragraph-rsid="002bb0af"/>
    </style:style>
    <style:style style:name="P49" style:family="paragraph" style:parent-style-name="Standard">
      <style:paragraph-properties fo:break-before="page"/>
      <style:text-properties officeooo:rsid="00078334" officeooo:paragraph-rsid="00078334"/>
    </style:style>
    <style:style style:name="P50" style:family="paragraph" style:parent-style-name="Standard" style:master-page-name="">
      <loext:graphic-properties draw:fill="none"/>
      <style:paragraph-properties fo:margin-left="0cm" fo:margin-right="0cm" fo:text-indent="1cm" style:auto-text-indent="false" style:page-number="auto" fo:background-color="transparent"/>
      <style:text-properties officeooo:paragraph-rsid="001c2baf"/>
    </style:style>
    <style:style style:name="P51" style:family="paragraph" style:parent-style-name="Standard">
      <loext:graphic-properties draw:fill="none"/>
      <style:paragraph-properties fo:margin-left="0cm" fo:margin-right="0cm" fo:text-indent="1cm" style:auto-text-indent="false" fo:background-color="transparent"/>
      <style:text-properties fo:language="uk" fo:country="UA" officeooo:rsid="00133ebe" officeooo:paragraph-rsid="001b95d5"/>
    </style:style>
    <style:style style:name="P52" style:family="paragraph" style:parent-style-name="Standard">
      <loext:graphic-properties draw:fill="none"/>
      <style:paragraph-properties fo:margin-left="0cm" fo:margin-right="0cm" fo:text-indent="1cm" style:auto-text-indent="false" fo:background-color="transparent"/>
      <style:text-properties fo:language="uk" fo:country="UA" officeooo:rsid="00136643" officeooo:paragraph-rsid="001c2baf"/>
    </style:style>
    <style:style style:name="P53" style:family="paragraph" style:parent-style-name="Standard">
      <loext:graphic-properties draw:fill="none"/>
      <style:paragraph-properties fo:margin-left="0cm" fo:margin-right="0cm" fo:text-indent="1cm" style:auto-text-indent="false" fo:background-color="transparent"/>
      <style:text-properties fo:language="uk" fo:country="UA" officeooo:rsid="0016367c" officeooo:paragraph-rsid="0016367c"/>
    </style:style>
    <style:style style:name="P54" style:family="paragraph" style:parent-style-name="Standard">
      <loext:graphic-properties draw:fill="none"/>
      <style:paragraph-properties fo:margin-left="0cm" fo:margin-right="0cm" fo:text-indent="1cm" style:auto-text-indent="false" fo:background-color="transparent"/>
      <style:text-properties fo:language="uk" fo:country="UA" officeooo:rsid="0016367c" officeooo:paragraph-rsid="00183f3d"/>
    </style:style>
    <style:style style:name="P55" style:family="paragraph" style:parent-style-name="Standard">
      <loext:graphic-properties draw:fill="none"/>
      <style:paragraph-properties fo:margin-left="0cm" fo:margin-right="0cm" fo:text-indent="1cm" style:auto-text-indent="false" fo:background-color="transparent"/>
      <style:text-properties fo:language="uk" fo:country="UA" officeooo:rsid="0016367c" officeooo:paragraph-rsid="00212880"/>
    </style:style>
    <style:style style:name="P56" style:family="paragraph" style:parent-style-name="Standard">
      <loext:graphic-properties draw:fill="none"/>
      <style:paragraph-properties fo:margin-left="0cm" fo:margin-right="0cm" fo:text-indent="1cm" style:auto-text-indent="false" fo:background-color="transparent"/>
      <style:text-properties fo:language="uk" fo:country="UA" officeooo:rsid="002a2020" officeooo:paragraph-rsid="002a2020"/>
    </style:style>
    <style:style style:name="P57" style:family="paragraph" style:parent-style-name="Standard">
      <loext:graphic-properties draw:fill="none"/>
      <style:paragraph-properties fo:margin-left="0cm" fo:margin-right="0cm" fo:text-indent="1cm" style:auto-text-indent="false" fo:background-color="transparent"/>
      <style:text-properties fo:language="uk" fo:country="UA" officeooo:rsid="002a21e9" officeooo:paragraph-rsid="002a21e9"/>
    </style:style>
    <style:style style:name="P58" style:family="paragraph" style:parent-style-name="Standard">
      <loext:graphic-properties draw:fill="none"/>
      <style:paragraph-properties fo:margin-left="0cm" fo:margin-right="0cm" fo:text-indent="1cm" style:auto-text-indent="false" fo:background-color="transparent"/>
      <style:text-properties fo:language="uk" fo:country="UA" officeooo:rsid="002a21e9" officeooo:paragraph-rsid="002afde6"/>
    </style:style>
    <style:style style:name="P59" style:family="paragraph" style:parent-style-name="Standard">
      <loext:graphic-properties draw:fill="none"/>
      <style:paragraph-properties fo:margin-left="0cm" fo:margin-right="0cm" fo:text-indent="1cm" style:auto-text-indent="false" fo:background-color="transparent"/>
      <style:text-properties fo:language="uk" fo:country="UA" officeooo:rsid="002afde6" officeooo:paragraph-rsid="002afde6"/>
    </style:style>
    <style:style style:name="P60" style:family="paragraph" style:parent-style-name="Standard">
      <loext:graphic-properties draw:fill="none"/>
      <style:paragraph-properties fo:margin-left="0cm" fo:margin-right="0cm" fo:text-indent="1cm" style:auto-text-indent="false" fo:background-color="transparent"/>
      <style:text-properties fo:language="uk" fo:country="UA" officeooo:rsid="002bb0af" officeooo:paragraph-rsid="002bb0af"/>
    </style:style>
    <style:style style:name="P61" style:family="paragraph" style:parent-style-name="Standard" style:master-page-name="">
      <loext:graphic-properties draw:fill="none"/>
      <style:paragraph-properties fo:margin-left="0cm" fo:margin-right="0cm" fo:text-indent="1cm" style:auto-text-indent="false" style:page-number="auto" fo:background-color="transparent"/>
      <style:text-properties fo:language="uk" fo:country="UA" officeooo:rsid="0016367c" officeooo:paragraph-rsid="0016367c"/>
    </style:style>
    <style:style style:name="P62" style:family="paragraph" style:parent-style-name="Standard" style:master-page-name="">
      <loext:graphic-properties draw:fill="none"/>
      <style:paragraph-properties fo:margin-left="0cm" fo:margin-right="0cm" fo:text-indent="1cm" style:auto-text-indent="false" style:page-number="auto" fo:background-color="transparent"/>
      <style:text-properties fo:language="uk" fo:country="UA" officeooo:rsid="0016367c" officeooo:paragraph-rsid="0016367c"/>
    </style:style>
    <style:style style:name="P63" style:family="paragraph" style:parent-style-name="Standard" style:master-page-name="">
      <loext:graphic-properties draw:fill="none"/>
      <style:paragraph-properties fo:margin-left="0cm" fo:margin-right="0cm" fo:text-indent="1cm" style:auto-text-indent="false" style:page-number="auto" fo:background-color="transparent"/>
      <style:text-properties fo:language="uk" fo:country="UA" officeooo:rsid="0016367c" officeooo:paragraph-rsid="00212880"/>
    </style:style>
    <style:style style:name="P64" style:family="paragraph" style:parent-style-name="Standard" style:master-page-name="">
      <loext:graphic-properties draw:fill="none"/>
      <style:paragraph-properties fo:margin-left="0cm" fo:margin-right="0cm" fo:text-indent="1cm" style:auto-text-indent="false" style:page-number="auto" fo:background-color="transparent"/>
      <style:text-properties fo:language="uk" fo:country="UA" officeooo:rsid="002a2020" officeooo:paragraph-rsid="002a2020"/>
    </style:style>
    <style:style style:name="P65" style:family="paragraph" style:parent-style-name="Standard" style:master-page-name="">
      <loext:graphic-properties draw:fill="none"/>
      <style:paragraph-properties fo:margin-left="0cm" fo:margin-right="0cm" fo:text-indent="1cm" style:auto-text-indent="false" style:page-number="auto" fo:background-color="transparent"/>
      <style:text-properties fo:language="uk" fo:country="UA" officeooo:rsid="002a21e9" officeooo:paragraph-rsid="002a21e9"/>
    </style:style>
    <style:style style:name="P66" style:family="paragraph" style:parent-style-name="Standard" style:master-page-name="">
      <loext:graphic-properties draw:fill="none"/>
      <style:paragraph-properties fo:margin-left="0cm" fo:margin-right="0cm" fo:text-indent="1cm" style:auto-text-indent="false" style:page-number="auto" fo:background-color="transparent"/>
      <style:text-properties fo:language="uk" fo:country="UA" officeooo:rsid="002bb0af" officeooo:paragraph-rsid="002bb0af"/>
    </style:style>
    <style:style style:name="P67" style:family="paragraph" style:parent-style-name="Standard" style:master-page-name="">
      <loext:graphic-properties draw:fill="none"/>
      <style:paragraph-properties fo:margin-left="0cm" fo:margin-right="0cm" fo:text-indent="1cm" style:auto-text-indent="false" style:page-number="auto" fo:background-color="transparent"/>
      <style:text-properties fo:language="uk" fo:country="UA" officeooo:rsid="002bb0af" officeooo:paragraph-rsid="002bb0af"/>
    </style:style>
    <style:style style:name="P68" style:family="paragraph" style:parent-style-name="Standard" style:master-page-name="">
      <loext:graphic-properties draw:fill="none"/>
      <style:paragraph-properties fo:margin-left="0cm" fo:margin-right="0cm" fo:text-indent="0cm" style:auto-text-indent="false" style:page-number="auto" fo:background-color="transparent"/>
      <style:text-properties fo:language="uk" fo:country="UA" officeooo:rsid="002a21e9" officeooo:paragraph-rsid="002a21e9"/>
    </style:style>
    <style:style style:name="P69" style:family="paragraph" style:parent-style-name="Text_20_body">
      <style:text-properties fo:language="uk" fo:country="UA" officeooo:rsid="003419b0" officeooo:paragraph-rsid="003419b0"/>
    </style:style>
    <style:style style:name="P70" style:family="paragraph" style:parent-style-name="Text_20_body">
      <style:text-properties officeooo:rsid="002d738d" officeooo:paragraph-rsid="002d738d"/>
    </style:style>
    <style:style style:name="P71" style:family="paragraph" style:parent-style-name="Text_20_body" style:master-page-name="">
      <loext:graphic-properties draw:fill="none"/>
      <style:paragraph-properties fo:margin-left="0cm" fo:margin-right="0cm" fo:text-indent="1cm" style:auto-text-indent="false" style:page-number="auto" fo:background-color="transparent"/>
      <style:text-properties officeooo:rsid="002d738d" officeooo:paragraph-rsid="002d738d"/>
    </style:style>
    <style:style style:name="P72" style:family="paragraph" style:parent-style-name="Text_20_body">
      <loext:graphic-properties draw:fill="none"/>
      <style:paragraph-properties fo:margin-left="0cm" fo:margin-right="0cm" fo:text-indent="1cm" style:auto-text-indent="false" fo:background-color="transparent"/>
      <style:text-properties officeooo:rsid="002d738d" officeooo:paragraph-rsid="002d738d"/>
    </style:style>
    <style:style style:name="P73" style:family="paragraph" style:parent-style-name="Text_20_body" style:master-page-name="">
      <loext:graphic-properties draw:fill="none"/>
      <style:paragraph-properties fo:margin-left="0cm" fo:margin-right="0cm" fo:margin-top="0cm" fo:margin-bottom="0.247cm" loext:contextual-spacing="false" fo:line-height="120%" fo:text-indent="1cm" style:auto-text-indent="false" style:page-number="auto" fo:background-color="transparent"/>
      <style:text-properties fo:language="uk" fo:country="UA" officeooo:rsid="003419b0" officeooo:paragraph-rsid="003419b0"/>
    </style:style>
    <style:style style:name="P74" style:family="paragraph" style:parent-style-name="Text_20_body" style:master-page-name="">
      <loext:graphic-properties draw:fill="none"/>
      <style:paragraph-properties fo:margin-left="0cm" fo:margin-right="0cm" fo:margin-top="0cm" fo:margin-bottom="0.247cm" loext:contextual-spacing="false" fo:line-height="120%" fo:text-indent="1cm" style:auto-text-indent="false" style:page-number="auto" fo:background-color="transparent"/>
      <style:text-properties fo:language="uk" fo:country="UA" officeooo:rsid="003419b0" officeooo:paragraph-rsid="003419b0"/>
    </style:style>
    <style:style style:name="P75" style:family="paragraph" style:parent-style-name="Text_20_body" style:master-page-name="">
      <loext:graphic-properties draw:fill="none"/>
      <style:paragraph-properties fo:margin-left="0cm" fo:margin-right="0cm" fo:margin-top="0cm" fo:margin-bottom="0.247cm" loext:contextual-spacing="false" fo:line-height="120%" fo:text-indent="2cm" style:auto-text-indent="false" style:page-number="auto" fo:background-color="transparent"/>
      <style:text-properties officeooo:rsid="002eb12a" officeooo:paragraph-rsid="002eb12a"/>
    </style:style>
    <style:style style:name="P76" style:family="paragraph" style:parent-style-name="Text_20_body" style:master-page-name="">
      <loext:graphic-properties draw:fill="none"/>
      <style:paragraph-properties fo:margin-left="0cm" fo:margin-right="0cm" fo:margin-top="0cm" fo:margin-bottom="0.247cm" loext:contextual-spacing="false" fo:line-height="120%" fo:text-indent="2cm" style:auto-text-indent="false" style:page-number="auto" fo:background-color="transparent"/>
      <style:text-properties officeooo:rsid="002ed0bd" officeooo:paragraph-rsid="002ed0bd"/>
    </style:style>
    <style:style style:name="P77" style:family="paragraph" style:parent-style-name="Text_20_body">
      <loext:graphic-properties draw:fill="none"/>
      <style:paragraph-properties fo:margin-left="0cm" fo:margin-right="0cm" fo:margin-top="0cm" fo:margin-bottom="0.247cm" loext:contextual-spacing="false" fo:line-height="120%" fo:text-indent="2cm" style:auto-text-indent="false" fo:background-color="transparent"/>
      <style:text-properties officeooo:rsid="002eb12a" officeooo:paragraph-rsid="002eb12a"/>
    </style:style>
    <style:style style:name="P78" style:family="paragraph" style:parent-style-name="Text_20_body">
      <loext:graphic-properties draw:fill="none"/>
      <style:paragraph-properties fo:margin-left="0cm" fo:margin-right="0cm" fo:margin-top="0cm" fo:margin-bottom="0.247cm" loext:contextual-spacing="false" fo:line-height="120%" fo:text-indent="2cm" style:auto-text-indent="false" fo:background-color="transparent"/>
      <style:text-properties officeooo:rsid="002eb12a" officeooo:paragraph-rsid="002ed0bd"/>
    </style:style>
    <style:style style:name="P79" style:family="paragraph" style:parent-style-name="Text_20_body">
      <loext:graphic-properties draw:fill="none"/>
      <style:paragraph-properties fo:margin-left="0cm" fo:margin-right="0cm" fo:margin-top="0cm" fo:margin-bottom="0.247cm" loext:contextual-spacing="false" fo:line-height="120%" fo:text-indent="2cm" style:auto-text-indent="false" fo:background-color="transparent"/>
      <style:text-properties officeooo:rsid="002ed0bd" officeooo:paragraph-rsid="002ed0bd"/>
    </style:style>
    <style:style style:name="P80" style:family="paragraph" style:parent-style-name="Text_20_body">
      <loext:graphic-properties draw:fill="none"/>
      <style:paragraph-properties fo:margin-left="0cm" fo:margin-right="0cm" fo:margin-top="0cm" fo:margin-bottom="0.247cm" loext:contextual-spacing="false" fo:line-height="120%" fo:text-indent="2cm" style:auto-text-indent="false" fo:background-color="transparent"/>
      <style:text-properties officeooo:rsid="002ed0bd" officeooo:paragraph-rsid="003190df"/>
    </style:style>
    <style:style style:name="P81" style:family="paragraph" style:parent-style-name="Text_20_body" style:master-page-name="">
      <loext:graphic-properties draw:fill="none"/>
      <style:paragraph-properties fo:margin-left="0cm" fo:margin-right="0cm" fo:margin-top="0cm" fo:margin-bottom="0.247cm" loext:contextual-spacing="false" fo:line-height="120%" fo:text-indent="2cm" style:auto-text-indent="false" style:page-number="auto" fo:background-color="transparent"/>
      <style:text-properties officeooo:rsid="002ed0bd" officeooo:paragraph-rsid="002ed0bd"/>
    </style:style>
    <style:style style:name="P82" style:family="paragraph" style:parent-style-name="Text_20_body" style:master-page-name="">
      <loext:graphic-properties draw:fill="none"/>
      <style:paragraph-properties fo:margin-left="0cm" fo:margin-right="0cm" fo:margin-top="0cm" fo:margin-bottom="0.247cm" loext:contextual-spacing="false" fo:line-height="120%" fo:text-indent="2cm" style:auto-text-indent="false" style:page-number="auto" fo:background-color="transparent"/>
      <style:text-properties officeooo:rsid="002eb12a" officeooo:paragraph-rsid="003028f4"/>
    </style:style>
    <style:style style:name="P83" style:family="paragraph" style:parent-style-name="Text_20_body" style:master-page-name="">
      <loext:graphic-properties draw:fill="none"/>
      <style:paragraph-properties fo:margin-left="0cm" fo:margin-right="0cm" fo:margin-top="0cm" fo:margin-bottom="0.247cm" loext:contextual-spacing="false" fo:line-height="120%" fo:text-indent="1.499cm" style:auto-text-indent="false" style:page-number="auto" fo:background-color="transparent"/>
      <style:text-properties officeooo:rsid="002eb12a" officeooo:paragraph-rsid="002eb12a"/>
    </style:style>
    <style:style style:name="P84" style:family="paragraph" style:parent-style-name="Text_20_body" style:master-page-name="">
      <loext:graphic-properties draw:fill="none"/>
      <style:paragraph-properties fo:margin-left="0cm" fo:margin-right="0cm" fo:margin-top="0cm" fo:margin-bottom="0.247cm" loext:contextual-spacing="false" fo:line-height="120%" fo:text-indent="1.499cm" style:auto-text-indent="false" style:page-number="auto" fo:background-color="transparent"/>
      <style:text-properties officeooo:rsid="002ed0bd" officeooo:paragraph-rsid="002ed0bd"/>
    </style:style>
    <style:style style:name="P85" style:family="paragraph" style:parent-style-name="Text_20_body" style:master-page-name="">
      <loext:graphic-properties draw:fill="none"/>
      <style:paragraph-properties fo:margin-left="0cm" fo:margin-right="0cm" fo:margin-top="0cm" fo:margin-bottom="0.247cm" loext:contextual-spacing="false" fo:line-height="120%" fo:text-indent="1.499cm" style:auto-text-indent="false" style:page-number="auto" fo:background-color="transparent"/>
      <style:text-properties officeooo:rsid="002eb12a" officeooo:paragraph-rsid="002eb12a"/>
    </style:style>
    <style:style style:name="P86" style:family="paragraph" style:parent-style-name="Text_20_body">
      <loext:graphic-properties draw:fill="none"/>
      <style:paragraph-properties fo:margin-left="0cm" fo:margin-right="0cm" fo:margin-top="0cm" fo:margin-bottom="0.247cm" loext:contextual-spacing="false" fo:line-height="120%" fo:text-indent="1.499cm" style:auto-text-indent="false" fo:background-color="transparent"/>
      <style:text-properties fo:language="uk" fo:country="UA" officeooo:rsid="003419b0" officeooo:paragraph-rsid="003419b0"/>
    </style:style>
    <style:style style:name="P87" style:family="paragraph" style:parent-style-name="Text_20_body" style:master-page-name="">
      <loext:graphic-properties draw:fill="none"/>
      <style:paragraph-properties fo:margin-left="0cm" fo:margin-right="0cm" fo:margin-top="0cm" fo:margin-bottom="0.247cm" loext:contextual-spacing="false" fo:line-height="120%" fo:text-indent="1.499cm" style:auto-text-indent="false" style:page-number="auto" fo:background-color="transparent"/>
      <style:text-properties officeooo:rsid="002ed0bd" officeooo:paragraph-rsid="002ed0bd"/>
    </style:style>
    <style:style style:name="P88" style:family="paragraph" style:parent-style-name="Text_20_body" style:master-page-name="">
      <loext:graphic-properties draw:fill="none"/>
      <style:paragraph-properties fo:margin-left="0cm" fo:margin-right="0cm" fo:margin-top="0cm" fo:margin-bottom="0.247cm" loext:contextual-spacing="false" fo:line-height="120%" fo:text-indent="1.499cm" style:auto-text-indent="false" style:page-number="auto" fo:background-color="transparent"/>
      <style:text-properties fo:language="uk" fo:country="UA" officeooo:rsid="003419b0" officeooo:paragraph-rsid="003419b0"/>
    </style:style>
    <style:style style:name="P89" style:family="paragraph" style:parent-style-name="Text_20_body" style:master-page-name="">
      <loext:graphic-properties draw:fill="none"/>
      <style:paragraph-properties fo:margin-left="0cm" fo:margin-right="0cm" fo:margin-top="0cm" fo:margin-bottom="0.247cm" loext:contextual-spacing="false" fo:line-height="120%" fo:text-indent="1.499cm" style:auto-text-indent="false" style:page-number="auto" fo:background-color="transparent"/>
      <style:text-properties fo:language="uk" fo:country="UA" officeooo:rsid="003419b0" officeooo:paragraph-rsid="003419b0"/>
    </style:style>
    <style:style style:name="P90"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language="uk" fo:country="UA" officeooo:rsid="002eb12a" officeooo:paragraph-rsid="003419b0"/>
    </style:style>
    <style:style style:name="P91" style:family="paragraph" style:parent-style-name="Heading_20_2">
      <style:text-properties officeooo:paragraph-rsid="0026bfcf"/>
    </style:style>
    <style:style style:name="P92" style:family="paragraph" style:parent-style-name="Heading_20_3">
      <style:text-properties officeooo:paragraph-rsid="00280c27"/>
    </style:style>
    <style:style style:name="P93" style:family="paragraph" style:parent-style-name="Heading_20_3">
      <style:text-properties officeooo:paragraph-rsid="00295c98"/>
    </style:style>
    <style:style style:name="P94" style:family="paragraph" style:parent-style-name="Contents_20_3">
      <style:paragraph-properties>
        <style:tab-stops>
          <style:tab-stop style:position="16.002cm" style:type="right" style:leader-style="dotted" style:leader-text="."/>
        </style:tab-stops>
      </style:paragraph-properties>
    </style:style>
    <style:style style:name="P9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78334"/>
    </style:style>
    <style:style style:name="T2" style:family="text">
      <style:text-properties officeooo:rsid="0008a7ad"/>
    </style:style>
    <style:style style:name="T3" style:family="text">
      <style:text-properties fo:language="en" fo:country="US"/>
    </style:style>
    <style:style style:name="T4" style:family="text">
      <style:text-properties fo:language="en" fo:country="US" officeooo:rsid="0008a7ad"/>
    </style:style>
    <style:style style:name="T5" style:family="text">
      <style:text-properties fo:language="en" fo:country="US" officeooo:rsid="000ac058"/>
    </style:style>
    <style:style style:name="T6" style:family="text">
      <style:text-properties fo:language="en" fo:country="US" officeooo:rsid="000fd084"/>
    </style:style>
    <style:style style:name="T7" style:family="text">
      <style:text-properties fo:language="en" fo:country="US" officeooo:rsid="001133ff"/>
    </style:style>
    <style:style style:name="T8" style:family="text">
      <style:text-properties fo:language="en" fo:country="US" officeooo:rsid="001149c3"/>
    </style:style>
    <style:style style:name="T9" style:family="text">
      <style:text-properties fo:language="en" fo:country="US" officeooo:rsid="00133ebe"/>
    </style:style>
    <style:style style:name="T10" style:family="text">
      <style:text-properties fo:language="en" fo:country="US" officeooo:rsid="00136643"/>
    </style:style>
    <style:style style:name="T11" style:family="text">
      <style:text-properties fo:language="en" fo:country="US" officeooo:rsid="001c2baf"/>
    </style:style>
    <style:style style:name="T12" style:family="text">
      <style:text-properties fo:language="en" fo:country="US" officeooo:rsid="001c8508"/>
    </style:style>
    <style:style style:name="T13" style:family="text">
      <style:text-properties fo:language="en" fo:country="US" officeooo:rsid="0020c051"/>
    </style:style>
    <style:style style:name="T14" style:family="text">
      <style:text-properties fo:language="en" fo:country="US" officeooo:rsid="000f76ed"/>
    </style:style>
    <style:style style:name="T15" style:family="text">
      <style:text-properties fo:language="en" fo:country="US" officeooo:rsid="002a21e9"/>
    </style:style>
    <style:style style:name="T16" style:family="text">
      <style:text-properties fo:language="en" fo:country="US" style:text-underline-style="none"/>
    </style:style>
    <style:style style:name="T17" style:family="text">
      <style:text-properties fo:language="en" fo:country="US" style:text-underline-style="none" fo:font-weight="bold" style:font-weight-asian="bold" style:font-weight-complex="bold"/>
    </style:style>
    <style:style style:name="T18" style:family="text">
      <style:text-properties fo:language="en" fo:country="US" fo:font-weight="bold" style:font-weight-asian="bold" style:font-weight-complex="bold"/>
    </style:style>
    <style:style style:name="T19" style:family="text">
      <style:text-properties fo:language="en" fo:country="US" fo:font-weight="bold" officeooo:rsid="002a21e9" style:font-weight-asian="bold" style:font-weight-complex="bold"/>
    </style:style>
    <style:style style:name="T20" style:family="text">
      <style:text-properties fo:language="en" fo:country="US" officeooo:rsid="002ed0bd"/>
    </style:style>
    <style:style style:name="T21" style:family="text">
      <style:text-properties fo:language="en" fo:country="US" officeooo:rsid="002bb0af"/>
    </style:style>
    <style:style style:name="T22" style:family="text">
      <style:text-properties fo:language="en" fo:country="US" officeooo:rsid="003419b0"/>
    </style:style>
    <style:style style:name="T23" style:family="text">
      <style:text-properties fo:language="uk" fo:country="UA"/>
    </style:style>
    <style:style style:name="T24" style:family="text">
      <style:text-properties fo:language="uk" fo:country="UA" officeooo:rsid="0008a7ad"/>
    </style:style>
    <style:style style:name="T25" style:family="text">
      <style:text-properties fo:language="uk" fo:country="UA" officeooo:rsid="00078334"/>
    </style:style>
    <style:style style:name="T26" style:family="text">
      <style:text-properties fo:language="uk" fo:country="UA" officeooo:rsid="0008e9d4"/>
    </style:style>
    <style:style style:name="T27" style:family="text">
      <style:text-properties fo:language="uk" fo:country="UA" officeooo:rsid="000e04b7"/>
    </style:style>
    <style:style style:name="T28" style:family="text">
      <style:text-properties fo:language="uk" fo:country="UA" officeooo:rsid="00133ebe"/>
    </style:style>
    <style:style style:name="T29" style:family="text">
      <style:text-properties fo:language="uk" fo:country="UA" officeooo:rsid="00136643"/>
    </style:style>
    <style:style style:name="T30" style:family="text">
      <style:text-properties fo:language="uk" fo:country="UA" officeooo:rsid="00183f3d"/>
    </style:style>
    <style:style style:name="T31" style:family="text">
      <style:text-properties fo:language="uk" fo:country="UA" officeooo:rsid="001b95d5"/>
    </style:style>
    <style:style style:name="T32" style:family="text">
      <style:text-properties fo:language="uk" fo:country="UA" officeooo:rsid="001c2baf"/>
    </style:style>
    <style:style style:name="T33" style:family="text">
      <style:text-properties fo:language="uk" fo:country="UA" officeooo:rsid="001dd7d1"/>
    </style:style>
    <style:style style:name="T34" style:family="text">
      <style:text-properties fo:language="uk" fo:country="UA" officeooo:rsid="00201acd"/>
    </style:style>
    <style:style style:name="T35" style:family="text">
      <style:text-properties fo:language="uk" fo:country="UA" officeooo:rsid="00280c27"/>
    </style:style>
    <style:style style:name="T36" style:family="text">
      <style:text-properties fo:language="uk" fo:country="UA" officeooo:rsid="00295c98"/>
    </style:style>
    <style:style style:name="T37" style:family="text">
      <style:text-properties fo:language="uk" fo:country="UA" officeooo:rsid="00325e64"/>
    </style:style>
    <style:style style:name="T38" style:family="text">
      <style:text-properties officeooo:rsid="0008e9d4"/>
    </style:style>
    <style:style style:name="T39" style:family="text">
      <style:text-properties officeooo:rsid="000ac058"/>
    </style:style>
    <style:style style:name="T40" style:family="text">
      <style:text-properties officeooo:rsid="000c6ed5"/>
    </style:style>
    <style:style style:name="T41" style:family="text">
      <style:text-properties officeooo:rsid="000e04b7"/>
    </style:style>
    <style:style style:name="T42" style:family="text">
      <style:text-properties officeooo:rsid="000ed594"/>
    </style:style>
    <style:style style:name="T43" style:family="text">
      <style:text-properties officeooo:rsid="000f76ed"/>
    </style:style>
    <style:style style:name="T44" style:family="text">
      <style:text-properties fo:language="ru" fo:country="RU"/>
    </style:style>
    <style:style style:name="T45" style:family="text">
      <style:text-properties fo:language="ru" fo:country="RU" officeooo:rsid="000fd084"/>
    </style:style>
    <style:style style:name="T46" style:family="text">
      <style:text-properties fo:language="ru" fo:country="RU" officeooo:rsid="00136643"/>
    </style:style>
    <style:style style:name="T47" style:family="text">
      <style:text-properties fo:language="ru" fo:country="RU" officeooo:rsid="00160e05"/>
    </style:style>
    <style:style style:name="T48" style:family="text">
      <style:text-properties fo:language="ru" fo:country="RU" officeooo:rsid="001c2baf"/>
    </style:style>
    <style:style style:name="T49" style:family="text">
      <style:text-properties fo:language="ru" fo:country="RU" officeooo:rsid="001133ff"/>
    </style:style>
    <style:style style:name="T50" style:family="text">
      <style:text-properties fo:language="ru" fo:country="RU" officeooo:rsid="000f76ed"/>
    </style:style>
    <style:style style:name="T51" style:family="text">
      <style:text-properties fo:language="ru" fo:country="RU" style:text-underline-style="none"/>
    </style:style>
    <style:style style:name="T52" style:family="text">
      <style:text-properties officeooo:rsid="000fd084"/>
    </style:style>
    <style:style style:name="T53" style:family="text">
      <style:text-properties officeooo:rsid="001133ff"/>
    </style:style>
    <style:style style:name="T54" style:family="text">
      <style:text-properties officeooo:rsid="001149c3"/>
    </style:style>
    <style:style style:name="T55" style:family="text">
      <style:text-properties officeooo:rsid="00133ebe"/>
    </style:style>
    <style:style style:name="T56" style:family="text">
      <style:text-properties fo:font-variant="normal" fo:text-transform="none" fo:color="#2c3130" style:font-name="Helvetica Neue" fo:font-size="10.5pt" fo:letter-spacing="normal" fo:language="en" fo:country="US" fo:font-style="normal" fo:font-weight="normal" officeooo:rsid="00133ebe"/>
    </style:style>
    <style:style style:name="T57" style:family="text">
      <style:text-properties officeooo:rsid="00160e05"/>
    </style:style>
    <style:style style:name="T58" style:family="text">
      <style:text-properties officeooo:rsid="00183f3d"/>
    </style:style>
    <style:style style:name="T59" style:family="text">
      <style:text-properties officeooo:rsid="001a6331"/>
    </style:style>
    <style:style style:name="T60" style:family="text">
      <style:text-properties officeooo:rsid="001b95d5"/>
    </style:style>
    <style:style style:name="T61" style:family="text">
      <style:text-properties officeooo:rsid="001c2baf"/>
    </style:style>
    <style:style style:name="T62" style:family="text">
      <style:text-properties officeooo:rsid="001c8508"/>
    </style:style>
    <style:style style:name="T63" style:family="text">
      <style:text-properties officeooo:rsid="001dd7d1"/>
    </style:style>
    <style:style style:name="T64" style:family="text">
      <style:text-properties officeooo:rsid="001e94f1"/>
    </style:style>
    <style:style style:name="T65" style:family="text">
      <style:text-properties officeooo:rsid="00201acd"/>
    </style:style>
    <style:style style:name="T66" style:family="text">
      <style:text-properties officeooo:rsid="0020c051"/>
    </style:style>
    <style:style style:name="T67" style:family="text">
      <style:text-properties officeooo:rsid="00212880"/>
    </style:style>
    <style:style style:name="T68" style:family="text">
      <style:text-properties officeooo:rsid="00232d03"/>
    </style:style>
    <style:style style:name="T69" style:family="text">
      <style:text-properties officeooo:rsid="00259148"/>
    </style:style>
    <style:style style:name="T70" style:family="text">
      <style:text-properties officeooo:rsid="0026bfcf"/>
    </style:style>
    <style:style style:name="T71" style:family="text">
      <style:text-properties officeooo:rsid="00295c98"/>
    </style:style>
    <style:style style:name="T72" style:family="text">
      <style:text-properties officeooo:rsid="002a21e9"/>
    </style:style>
    <style:style style:name="T73" style:family="text">
      <style:text-properties style:text-underline-style="none"/>
    </style:style>
    <style:style style:name="T74" style:family="text">
      <style:text-properties style:text-underline-style="none" fo:font-weight="bold" style:font-weight-asian="bold" style:font-weight-complex="bold"/>
    </style:style>
    <style:style style:name="T75" style:family="text">
      <style:text-properties officeooo:rsid="002d738d"/>
    </style:style>
    <style:style style:name="T76" style:family="text">
      <style:text-properties fo:font-weight="bold" style:font-weight-asian="bold" style:font-weight-complex="bold"/>
    </style:style>
    <style:style style:name="T77" style:family="text">
      <style:text-properties fo:font-weight="bold" officeooo:rsid="002a21e9" style:font-weight-asian="bold" style:font-weight-complex="bold"/>
    </style:style>
    <style:style style:name="T78" style:family="text">
      <style:text-properties officeooo:rsid="002eb12a"/>
    </style:style>
    <style:style style:name="T79" style:family="text">
      <style:text-properties officeooo:rsid="002ed0bd"/>
    </style:style>
    <style:style style:name="T80" style:family="text">
      <style:text-properties officeooo:rsid="003028f4"/>
    </style:style>
    <style:style style:name="T81" style:family="text">
      <style:text-properties officeooo:rsid="003190df"/>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fo:font-style="italic" style:text-underline-style="none" fo:font-weight="bold" style:font-style-asian="italic" style:font-weight-asian="bold" style:font-style-complex="italic" style:font-weight-complex="bold"/>
    </style:style>
    <style:style style:name="T84" style:family="text">
      <style:text-properties fo:font-style="italic" style:text-underline-style="none" fo:font-weight="bold" officeooo:rsid="002ed0bd" style:font-style-asian="italic" style:font-weight-asian="bold" style:font-style-complex="italic" style:font-weight-complex="bold"/>
    </style:style>
    <style:style style:name="T85" style:family="text">
      <style:text-properties officeooo:rsid="00325e64"/>
    </style:style>
    <style:style style:name="T86" style:family="text">
      <style:text-properties officeooo:rsid="003419b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785_3406917643"/>ІНСТРУКЦІЯ <text:span text:style-name="T71">ДО</text:span> ПРОГРАМНОГО ЗАБЕЗПЕЧЕННЯ ProMaSy<text:bookmark-end text:name="__RefHeading___Toc785_3406917643"/></text:p>
      <text:table-of-content text:style-name="Sect1" text:protected="true" text:name="Зміст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Зміст1_Head">
            <text:p text:style-name="Contents_20_Heading">Зміст</text:p>
          </text:index-title>
          <text:p text:style-name="P95"><text:a xlink:type="simple" xlink:href="#__RefHeading___Toc787_3406917643" text:style-name="Index_20_Link" text:visited-style-name="Index_20_Link">Про програму<text:tab/>2</text:a></text:p>
          <text:p text:style-name="P95"><text:a xlink:type="simple" xlink:href="#__RefHeading___Toc789_3406917643" text:style-name="Index_20_Link" text:visited-style-name="Index_20_Link">Системні вимоги<text:tab/>2</text:a></text:p>
          <text:p text:style-name="P94"><text:a xlink:type="simple" xlink:href="#__RefHeading___Toc791_3406917643" text:style-name="Index_20_Link" text:visited-style-name="Index_20_Link">Системні вимоги до сервера з базою даних<text:tab/>2</text:a></text:p>
          <text:p text:style-name="P94"><text:a xlink:type="simple" xlink:href="#__RefHeading___Toc793_3406917643" text:style-name="Index_20_Link" text:visited-style-name="Index_20_Link">Системні вимоги до користувацького ПК<text:tab/>2</text:a></text:p>
          <text:p text:style-name="P95"><text:a xlink:type="simple" xlink:href="#__RefHeading___Toc795_3406917643" text:style-name="Index_20_Link" text:visited-style-name="Index_20_Link">Налаштування<text:tab/>3</text:a></text:p>
          <text:p text:style-name="P94"><text:a xlink:type="simple" xlink:href="#__RefHeading___Toc797_3406917643" text:style-name="Index_20_Link" text:visited-style-name="Index_20_Link">Налаштування сервера<text:tab/>3</text:a></text:p>
          <text:p text:style-name="P94"><text:a xlink:type="simple" xlink:href="#__RefHeading___Toc799_3406917643" text:style-name="Index_20_Link" text:visited-style-name="Index_20_Link">Налаштування при першому запуску програми для адміністратора<text:tab/>3</text:a></text:p>
          <text:p text:style-name="P94"><text:a xlink:type="simple" xlink:href="#__RefHeading___Toc801_3406917643" text:style-name="Index_20_Link" text:visited-style-name="Index_20_Link">Налаштування при першому запуску програми для користувача<text:tab/>4</text:a></text:p>
          <text:p text:style-name="P95"><text:a xlink:type="simple" xlink:href="#__RefHeading___Toc803_3406917643" text:style-name="Index_20_Link" text:visited-style-name="Index_20_Link">Оновлення<text:tab/>5</text:a></text:p>
          <text:p text:style-name="P95"><text:a xlink:type="simple" xlink:href="#__RefHeading___Toc838_3406917643" text:style-name="Index_20_Link" text:visited-style-name="Index_20_Link">Початок роботи<text:tab/>5</text:a></text:p>
          <text:p text:style-name="P94"><text:a xlink:type="simple" xlink:href="#__RefHeading___Toc840_3406917643" text:style-name="Index_20_Link" text:visited-style-name="Index_20_Link">Основне вікно програми<text:tab/>5</text:a></text:p>
          <text:p text:style-name="P94"><text:a xlink:type="simple" xlink:href="#__RefHeading___Toc842_3406917643" text:style-name="Index_20_Link" text:visited-style-name="Index_20_Link">Меню<text:tab/>5</text:a></text:p>
          <text:p text:style-name="P94"><text:a xlink:type="simple" xlink:href="#__RefHeading___Toc844_3406917643" text:style-name="Index_20_Link" text:visited-style-name="Index_20_Link">Панель кнопок швидкого доступу<text:tab/>6</text:a></text:p>
          <text:p text:style-name="P94"><text:a xlink:type="simple" xlink:href="#__RefHeading___Toc846_3406917643" text:style-name="Index_20_Link" text:visited-style-name="Index_20_Link">Основна панель<text:tab/>6</text:a></text:p>
          <text:p text:style-name="P94"><text:a xlink:type="simple" xlink:href="#__RefHeading___Toc848_3406917643" text:style-name="Index_20_Link" text:visited-style-name="Index_20_Link">Нижня панель<text:tab/>7</text:a></text:p>
          <text:p text:style-name="P95"><text:a xlink:type="simple" xlink:href="#__RefHeading___Toc850_3406917643" text:style-name="Index_20_Link" text:visited-style-name="Index_20_Link">Як створити замовлення<text:tab/>7</text:a></text:p>
        </text:index-body>
      </text:table-of-content>
      <text:p text:style-name="Text_20_body"/>
      <text:p text:style-name="P49"><text:span text:style-name="T38">УВАГА! </text:span>Програмне забезпечення Procurement Management System або Система керування закупівлями (далі ProMaSy) розповсюджуються за ліцензією ... </text:p>
      <text:p text:style-name="P1">ProMaSy надається у існуючому вигляді без будь-яких гарантій <text:span text:style-name="T2">та</text:span> відповідальності розробника за можливі збитки спричинені його використанням.</text:p>
      <text:p text:style-name="P1"/>
      <text:p text:style-name="P1">В даний момент ProMaSy знаходиться у фазі активної розробки та, незважаючи на ретельне тестування, може містити <text:span text:style-name="T2">значну кількіс</text:span><text:span text:style-name="T24">ть</text:span><text:span text:style-name="T2"> помилок. Якщо Ви хочете повідомити про виявлені помилки, то можете зв’язатися з розробником за адресою </text:span><text:a xlink:type="simple" xlink:href="mailto:lab.andrey@gmail.com" text:style-name="Internet_20_link" text:visited-style-name="Visited_20_Internet_20_Link">lab.andrey@gmail.com</text:a><text:span text:style-name="T4">.</text:span></text:p>
      <text:h text:style-name="Heading_20_2" text:outline-level="2"><text:bookmark-start text:name="__RefHeading___Toc787_3406917643"/>Про <text:span text:style-name="T35">п</text:span>рограму<text:bookmark-end text:name="__RefHeading___Toc787_3406917643"/></text:h>
      <text:p text:style-name="P39"><text:span text:style-name="T24">Основне завдання </text:span><text:span text:style-name="T25">ProMaSy —</text:span><text:span text:style-name="T24"> спрощення процесу створення та відслідковування </text:span><text:span text:style-name="T26">стану </text:span><text:span text:style-name="T24">замовлень, які створю</text:span><text:span text:style-name="T31">є</text:span><text:span text:style-name="T24"> організація для закупівель матеріалів, обладнання та послуг. </text:span><text:span text:style-name="T33">Всередині </text:span><text:span text:style-name="T25">ProMaSy </text:span><text:span text:style-name="T33">можливо</text:span><text:span text:style-name="T25"> створювати </text:span><text:span text:style-name="T33">фінансові </text:span><text:span text:style-name="T25">рахунки та визначати їх як джерела фінансування створених замовлень, вести облік залишку коштів на цих рахунках та формувати звіти за використаними коштами. Модуль, що відповідає за створення замовлень, спрощує процедуру формування замовлення, допомагає у виборі джерел фінансування, коду Єдиного закупівельного словника </text:span>(набуття чинності: з 01.01.2016р. Наказ МЕРіТУ № 1474 від 19.11.2015р<text:span text:style-name="T39">), відповідних виробників та постачальників цього замовлення. Створене замовлення можливо роздрукувати у вигляді визначеної форми.</text:span><text:span text:style-name="T25"> </text:span></text:p>
      <text:p text:style-name="P6">Всі дані програми зберігаються на сервері та, <text:span text:style-name="T63">у</text:span> разі вимкнення сервера, будуть недоступні користува<text:span text:style-name="T71">цькому персональному комп’ютері (далі ПК)</text:span>.</text:p>
      <text:h text:style-name="Heading_20_2" text:outline-level="2"><text:bookmark-start text:name="__RefHeading___Toc789_3406917643"/><text:span text:style-name="T1">С</text:span>истемні вимоги<text:bookmark-end text:name="__RefHeading___Toc789_3406917643"/></text:h>
      <text:h text:style-name="Heading_20_3" text:outline-level="3"><text:bookmark-start text:name="__RefHeading___Toc791_3406917643"/><text:span text:style-name="T1">С</text:span>истемні вимоги <text:span text:style-name="T85">до сервера з базою даних</text:span><text:bookmark-end text:name="__RefHeading___Toc791_3406917643"/></text:h>
      <text:p text:style-name="P7">Мінімальні вимоги до сервера відповідають мінімальним вимогам <text:span text:style-name="T42">системи керуванням </text:span>баз даних PostgreSQL (<text:a xlink:type="simple" xlink:href="https://www.postgresql.org/docs/current/static/install-requirements.html" text:style-name="Internet_20_link" text:visited-style-name="Visited_20_Internet_20_Link">https://www.postgresql.org/docs/current/static/install-requirements.html</text:a>).</text:p>
      <text:p text:style-name="P7"/>
      <text:p text:style-name="P7">Для роботи програми необхідно мати на сервері встановлен<text:span text:style-name="T42">е програмне забезпечення</text:span> PostgreSQL не нижче версії 9.6.</text:p>
      <text:p text:style-name="P4"><text:span text:style-name="T1">Останню версію завжди можливо завантажити з офіційного сайту (</text:span><text:a xlink:type="simple" xlink:href="https://www.postgresql.org/download/" text:style-name="Internet_20_link" text:visited-style-name="Visited_20_Internet_20_Link"><text:span text:style-name="T1">https://www.postgresql.org/download/</text:span></text:a><text:span text:style-name="T1">).</text:span></text:p>
      <text:p text:style-name="P4"/>
      <text:h text:style-name="P92" text:outline-level="3"><text:bookmark-start text:name="__RefHeading___Toc793_3406917643"/><text:span text:style-name="T25">С</text:span><text:span text:style-name="T23">истемні вимоги </text:span><text:span text:style-name="T37">до</text:span><text:span text:style-name="T27"> </text:span><text:span text:style-name="T36">користувацького ПК</text:span><text:bookmark-end text:name="__RefHeading___Toc793_3406917643"/></text:h>
      <text:p text:style-name="P4">Для роботи програми необхідна встановлена віртуальна машина <text:span text:style-name="T5">Java</text:span> не нижче версії 8.</text:p>
      <text:p text:style-name="P3">Останню версію завжди можливо завантажити з офіційного сайту (<text:a xlink:type="simple" xlink:href="https://www.java.com/en/download/manual.jsp" text:style-name="Internet_20_link" text:visited-style-name="Visited_20_Internet_20_Link">https://www.java.com/en/download/manual.jsp</text:a>).</text:p>
      <text:p text:style-name="P7">УВАГА! Для встановлення <text:span text:style-name="T5">Java </text:span>Вам необхідно мати адміністраторські привілеї на ПК.</text:p>
      <text:p text:style-name="P6"/>
      <text:p text:style-name="P6">Для встановлення та використання <text:span text:style-name="T1">ProMaSy </text:span>адміністраторські привілеї не потрібні.</text:p>
      <text:p text:style-name="P2"/>
      <text:p text:style-name="P33"><text:span text:style-name="T23">Мінімальні вимоги аналогічні до вимог </text:span><text:span text:style-name="T3">Java 8 (</text:span><text:a xlink:type="simple" xlink:href="https://www.java.com/en/download/help/sysreq.xml" text:style-name="Internet_20_link" text:visited-style-name="Visited_20_Internet_20_Link">https://www.java.com/en/download/help/sysreq.xml</text:a><text:span text:style-name="T70">)</text:span></text:p>
      <text:p text:style-name="P40"/>
      <text:p text:style-name="P2">Рекомендовані вимоги:</text:p>
      <text:p text:style-name="P38">Операц<text:span text:style-name="T23">ійна система: </text:span><text:span text:style-name="T3">Windows 7, 8, 10</text:span></text:p>
      <text:p text:style-name="P2">Архітектура системи: 32- або 64-біт</text:p>
      <text:p text:style-name="P3">Процесор: архітектури х86 з частотою від 1ГГц</text:p>
      <text:p text:style-name="P3">Оперативна пам’ять: від 1 Гб </text:p>
      <text:p text:style-name="P3">Вільне місце на диску: від 300 Мб</text:p>
      <text:h text:style-name="P91" text:outline-level="2"><text:bookmark-start text:name="__RefHeading___Toc795_3406917643"/><text:soft-page-break/>Налаштування<text:bookmark-end text:name="__RefHeading___Toc795_3406917643"/></text:h>
      <text:h text:style-name="P92" text:outline-level="3"><text:bookmark-start text:name="__RefHeading___Toc797_3406917643"/>Налаштування сервера<text:bookmark-end text:name="__RefHeading___Toc797_3406917643"/></text:h>
      <text:p text:style-name="P8">1. Встанов<text:span text:style-name="T58">іть</text:span> обрану версію системи керуванням <text:span text:style-name="T41">баз даних PostgreSQL </text:span>(на версіях нижче 9.6 робота програми не гарантується). <text:span text:style-name="T64">В</text:span> процесі встановлення вам буде запропоновано ввести <text:span text:style-name="T43">логін та</text:span> пароль адміністратора та порт доступу до бази даних. Збережіть їх у надійному місці!</text:p>
      <text:p text:style-name="P9">2. Перевір<text:span text:style-name="T58">те</text:span> доступність вибраного порту <text:span text:style-name="T55">з локальної</text:span> мережі організації, де буде використовуватися <text:span text:style-name="T1">ProMaSy.</text:span></text:p>
      <text:p text:style-name="P14">3. <text:span text:style-name="T52">Відкрйте командний рядок (наприклад </text:span><text:span text:style-name="T6">Win+R → cmd → OK) </text:span><text:span text:style-name="T52">та перейдіть до теки з PostgreSQL</text:span><text:span text:style-name="T3">\bin\</text:span><text:span text:style-name="T52"> </text:span>(наприклад “<text:span text:style-name="T3">cd c:\Program Files\PostgreSQL\9.6\bin\”).</text:span></text:p>
      <text:p text:style-name="P15"><text:span text:style-name="T3">4. </text:span>Створ<text:span text:style-name="T58">іть</text:span> <text:span text:style-name="T61">структуру таблиць для роботи</text:span> з <text:span text:style-name="T1">ProMaSy з використанням наданого файлу “db_clean.sql”:</text:span></text:p>
      <text:p text:style-name="P50"><text:span text:style-name="T28">- вве</text:span><text:span text:style-name="T31">діть</text:span><text:span text:style-name="T28"> команду “</text:span><text:span text:style-name="T9">psql </text:span><text:span text:style-name="T56">-h</text:span><text:span text:style-name="T9"> </text:span><text:span text:style-name="T10">адреса_сервера -p </text:span><text:span text:style-name="T46">п</text:span><text:span text:style-name="T29">орт </text:span><text:span text:style-name="T9">-d н</text:span><text:span text:style-name="T28">азва_бази_даних</text:span><text:span text:style-name="T9"> -U л</text:span><text:span text:style-name="T28">огін_адміністратора </text:span><text:span text:style-name="T32">-</text:span><text:span text:style-name="T11">f </text:span><text:span text:style-name="T48">шлях_до_файлу</text:span><text:span text:style-name="T28">” </text:span><text:span text:style-name="T29">(наприклад “psql -h 127.0.0.1 -p 5432 -d postgres -U postgres </text:span><text:span text:style-name="T48">-</text:span><text:span text:style-name="T11">f D:\</text:span><text:span text:style-name="T25">db_clean.sql</text:span><text:span text:style-name="T29">”)</text:span><text:span text:style-name="T28"> </text:span></text:p>
      <text:p text:style-name="P51">- вве<text:span text:style-name="T60">діть</text:span> пароль адміністраторського акаунту</text:p>
      <text:p text:style-name="P52">- <text:span text:style-name="T61">дочекайтеся появи напису</text:span><text:span text:style-name="T48"> «All done!»</text:span></text:p>
      <text:p text:style-name="P9"/>
      <text:h text:style-name="P93" text:outline-level="3"><text:bookmark-start text:name="__RefHeading___Toc799_3406917643"/><text:span text:style-name="T65">Налаштування </text:span>при першому запуску програми <text:span text:style-name="T65">для адміністратора</text:span><text:bookmark-end text:name="__RefHeading___Toc799_3406917643"/></text:h>
      <text:p text:style-name="P9"><text:span text:style-name="T57">УВАГА! </text:span><text:span text:style-name="T47">Для </text:span><text:span text:style-name="T58">успішного завершення цього етапу Вам знадобляться наступні дані:</text:span></text:p>
      <text:p text:style-name="P16">а) дані адміністратора:</text:p>
      <text:p text:style-name="P61">- ПІБ</text:p>
      <text:p text:style-name="P53">- електронна пошта</text:p>
      <text:p text:style-name="P53">- внутрішній телефон</text:p>
      <text:p text:style-name="P53">- логін і пароль</text:p>
      <text:p text:style-name="P53">- повна назва організації, відділу та підрозділу до якого належить адміністратор</text:p>
      <text:p text:style-name="P16">б) відомості про організацію:</text:p>
      <text:p text:style-name="P61">- повна назва організації</text:p>
      <text:p text:style-name="P54">- повна адреса</text:p>
      <text:p text:style-name="P53">- телефон</text:p>
      <text:p text:style-name="P53">- факс</text:p>
      <text:p text:style-name="P53">- електронна пошта</text:p>
      <text:p text:style-name="P53">- ЄДРПОУ</text:p>
      <text:p text:style-name="P17"><text:span text:style-name="T59">В</text:span>ведені дані можливо буде <text:span text:style-name="T59">пізніше </text:span>змінити<text:span text:style-name="T59"> </text:span>з адміністраторського акаунту.</text:p>
      <text:p text:style-name="P16"/>
      <text:p text:style-name="P9">Наведені налаштування можливо проводити на сервері або будь-якому ПК з доступом до локальної мережі організації.</text:p>
      <text:p text:style-name="P9"/>
      <text:p text:style-name="P9">1. Встанов<text:span text:style-name="T58">іть</text:span> віртуальну машину <text:span text:style-name="T5">Java</text:span><text:span text:style-name="T40"> не нижче версії 8.</text:span></text:p>
      <text:p text:style-name="P11">2. Розпаку<text:span text:style-name="T58">йте</text:span> архів з <text:span text:style-name="T1">ProMaSy </text:span>до будь-якої теки, яка не потребує адміністраторських привілеїв для доступу (наприклад “<text:a xlink:type="simple" xlink:href="file:///D:/" text:style-name="Internet_20_link" text:visited-style-name="Visited_20_Internet_20_Link">D:\</text:a><text:span text:style-name="T3">” </text:span><text:span text:style-name="T44">або </text:span>“C:\Users\<text:span text:style-name="T3">&lt;</text:span>ім’я користувача<text:span text:style-name="T3">&gt;</text:span>\”).</text:p>
      <text:p text:style-name="P10">3. <text:span text:style-name="T52">Відкрийте командний рядок (наприклад </text:span><text:span text:style-name="T6">Win+R → cmd → OK) </text:span><text:span text:style-name="T52">та перейдіть до теки з ProMaSy (наприклад “</text:span><text:span text:style-name="T6">cd </text:span><text:a xlink:type="simple" xlink:href="file:///d:/promasy" text:style-name="Internet_20_link" text:visited-style-name="Visited_20_Internet_20_Link">d:\promasy</text:a><text:span text:style-name="T6">”).</text:span></text:p>
      <text:p text:style-name="P24">4. Запуст<text:span text:style-name="T58">іть</text:span> команду “<text:span text:style-name="T3">java -jar </text:span><text:span text:style-name="T8">ProMaSy-</text:span><text:span text:style-name="T54">ххх</text:span><text:span text:style-name="T3">.jar </text:span><text:span text:style-name="T53">--</text:span><text:span text:style-name="T3">config </text:span><text:span text:style-name="T53">--</text:span><text:span text:style-name="T7">log</text:span><text:span text:style-name="T3">” </text:span><text:span text:style-name="T44">(де ххх — верс</text:span>ія <text:span text:style-name="T1">ProMaSy</text:span>). <text:span text:style-name="T53">Це призведе до запуску ProMaSy в режимі конфігурації настройок доступу до сервера із збереженням логу роботи програми.</text:span></text:p>
      <text:p text:style-name="P25">5. У вікні настройок <text:span text:style-name="T58">введіть</text:span> <text:span text:style-name="T3">IP </text:span>адресу сервера (за замовчуванням <text:span text:style-name="T12">localhost</text:span>), порт доступу до бази даних (за замовчуванням 5432), назву бази даних (за замовчуванням postgres). <text:span text:style-name="T62">Назву схеми змінювати не потрібно, підримка схем з іншими назвами поки відсутня.</text:span></text:p>
      <text:p text:style-name="P21"><text:soft-page-break/>ВАЖЛИВО! Ні в якому випадку не змінюйте логін та пароль доступу до бази даних на адміністраторські, оскільки це <text:span text:style-name="T65">може становити</text:span> небезпеку для цілісності даних при подальшому використанні програми.</text:p>
      <text:p text:style-name="P34">6. <text:span text:style-name="T30">Після натиснення кнопки “ОК” </text:span><text:span text:style-name="T25">ProMaSy</text:span><text:span text:style-name="T23"> запропонує створити акаунт адміністратора. Для створення акаунту адміністратора натисніть “Так” у діалоговому вікні.</text:span></text:p>
      <text:p text:style-name="P18">7. В наступному вікні введіть необхідні персональні дані адміністратора.</text:p>
      <text:p text:style-name="P18">8. Для того щоб внести дані про організацію натисніть “+” та у наступному вікні натисніть “+” навпроти поля “Організація”.</text:p>
      <text:p text:style-name="P18">9. У вікні додавання даних про організацію введіть необхідні дані та натисніть “Створити”.</text:p>
      <text:p text:style-name="P35"><text:span text:style-name="T23">10. Для створення відділів. Виберіть з випадаючого списку в полі “Організація” необхідну організацію та в полі “Відділ” введіть назву відділу. Для створення нового відділу натисніть кнопку “+” навпроти поля “Відділ”. Після створення відділу до нього автоматично призначається новий підрозділ з назвою “</text:span><text:span text:style-name="T3">&lt;</text:span><text:span text:style-name="T23">підрозділ відсутній</text:span><text:span text:style-name="T3">&gt;”.</text:span></text:p>
      <text:p text:style-name="P18">11. Для створення підрозділів. Виберіть з випадаючого списку в полі “Відділ” необхідний відділ та в полі “Підрозділ” введіть назву підрозділу. Для створення нового підрозділу натисніть кнопку “+” навпроти поля “Підрозділ”.</text:p>
      <text:p text:style-name="P36"><text:span text:style-name="T23">12. Після створення структури організації (або хоча б організації, відділу та підрозділ</text:span><text:span text:style-name="T30">у</text:span><text:span text:style-name="T23"> де працює адміністратор) </text:span><text:span text:style-name="T34">закрийте </text:span><text:span text:style-name="T23">вікно створення структури організації. </text:span><text:span text:style-name="T30">У</text:span><text:span text:style-name="T23"> вікні створення адміністратора </text:span><text:span text:style-name="T30">необхідно</text:span><text:span text:style-name="T23"> вибрати </text:span><text:span text:style-name="T30">відповідність до цієї організації.</text:span></text:p>
      <text:p text:style-name="P19">13. Завершити створення акаунту адміністратора необхідно натисненням кнопки “Створити користвувача”.</text:p>
      <text:p text:style-name="P37"><text:span text:style-name="T23">14. Після створення акаунту адміністратора Вам буде запропоновано </text:span><text:span text:style-name="T34">повторно </text:span><text:span text:style-name="T23">завантажити </text:span><text:span text:style-name="T25">ProMaSy </text:span><text:span text:style-name="T23">та увійти до програми </text:span><text:span text:style-name="T34">і</text:span><text:span text:style-name="T23">з зареєстрованими логіном та паролем.</text:span></text:p>
      <text:p text:style-name="P20">1<text:span text:style-name="T62">5</text:span>. <text:span text:style-name="T59">П</text:span>рограму можливо використовувати запускаючи файл <text:span text:style-name="T8">ProMaSy-</text:span><text:span text:style-name="T54">ххх</text:span><text:span text:style-name="T8">.jar </text:span><text:span text:style-name="T45">(де ххх — верс</text:span><text:span text:style-name="T52">ія ProMaSy) </text:span>в теці з програмою. Якщо при наступному запуску <text:span text:style-name="T52">ProMaSy </text:span>не зможе з’єднатися з сервером, буде запропоновано повторно ввести параметри з’єднання.</text:p>
      <text:p text:style-name="P22">ВАЖЛИВО! Ні в якому випадку не змінюйте логін та пароль доступу до бази даних на адміністраторські, оскільки це <text:span text:style-name="T65">може становити</text:span> небезпеку для цілісності даних при подальшому використанні програми.</text:p>
      <text:p text:style-name="P23">ВАЖЛИВО! <text:span text:style-name="T68">Ви можете додати згенерований файл settings.ser з налаштуваннями доступу до сервера до архіву з ProMaSy для спрощення процесу налаштування ProMaSy користувачами.</text:span></text:p>
      <text:p text:style-name="P5"/>
      <text:h text:style-name="P93" text:outline-level="3"><text:bookmark-start text:name="__RefHeading___Toc801_3406917643"/><text:span text:style-name="T65">Налаштування </text:span>при першому запуску програми <text:span text:style-name="T71">для користувача</text:span><text:bookmark-end text:name="__RefHeading___Toc801_3406917643"/></text:h>
      <text:p text:style-name="P26">УВАГА! Перед початком налаштування перевірте наявність в архіві <text:span text:style-name="T1">ProMaSy </text:span>файла <text:span text:style-name="T66">settings.ser або чи маєте Ви надані адміністратором </text:span><text:span text:style-name="T13">IP </text:span><text:span text:style-name="T66">адресу та порт доступу до бази даних сервера.</text:span></text:p>
      <text:p text:style-name="P26"/>
      <text:p text:style-name="P13"><text:span text:style-name="T57">УВАГА! Якщо Ви ще не маєте власного логіна і пароля доступу, д</text:span><text:span text:style-name="T47">ля </text:span><text:span text:style-name="T58">успішного завершення цього етапу Вам знадобляться наступні дані:</text:span></text:p>
      <text:p text:style-name="P63">- ПІБ</text:p>
      <text:p text:style-name="P55">- електронна пошта</text:p>
      <text:p text:style-name="P55">- внутрішній телефон</text:p>
      <text:p text:style-name="P55">- логін і пароль</text:p>
      <text:p text:style-name="P55">- повна назва організації, відділу та підрозділу до якого <text:span text:style-name="T67">Ви</text:span> належит<text:span text:style-name="T67">е</text:span></text:p>
      <text:p text:style-name="P12"/>
      <text:p text:style-name="P12">1. Встанов<text:span text:style-name="T58">іть</text:span> віртуальну машину <text:span text:style-name="T5">Java</text:span><text:span text:style-name="T40"> не нижче версії 8 (якщо не маєте адміністраторських привілеїв на ПК зверніться до локального адміністратора).</text:span></text:p>
      <text:p text:style-name="P12">2. Розпаку<text:span text:style-name="T58">йте</text:span> архів з <text:span text:style-name="T1">ProMaSy </text:span>до будь-якої теки, яка не потребує адміністраторських привілеїв для доступу (наприклад “<text:a xlink:type="simple" xlink:href="file:///D:/" text:style-name="Internet_20_link" text:visited-style-name="Visited_20_Internet_20_Link">D:\</text:a><text:span text:style-name="T3">” </text:span><text:span text:style-name="T44">або </text:span>“C:\Users\<text:span text:style-name="T3">&lt;</text:span>ім’я користувача<text:span text:style-name="T3">&gt;</text:span>\”).</text:p>
      <text:p text:style-name="P30">4. Запустіть в створеній теці файл <text:span text:style-name="T8">ProMaSy-</text:span><text:span text:style-name="T54">ххх</text:span><text:span text:style-name="T8">.jar</text:span><text:span text:style-name="T7"> </text:span><text:span text:style-name="T49">(де ххх — верс</text:span><text:span text:style-name="T53">ія ProMaSy).</text:span></text:p>
      <text:p text:style-name="P28"><text:soft-page-break/><text:span text:style-name="T67">5</text:span>. Якщо з’явиться помилка про відсутність доступу до бази даних змініть у вікні, що з’явилось, <text:span text:style-name="T3">IP </text:span>адресу та/або порт доступу до бази даних, які були надані адміністратором. Для збереження налаштувань та повторного з’єднання натисніть “ОК”.</text:p>
      <text:p text:style-name="P29"><text:span text:style-name="T67">6</text:span>. У вікні вводу даних входу Ви <text:span text:style-name="T67">введіть</text:span> отриманий логін і пароль <text:span text:style-name="T67">та натисніть “Вхід”</text:span>. Після цього з’явиться головне вікно програми. В такому випадку налаштування є завершеним. Якщо Ви не маєте власних логіна та пароля входу <text:span text:style-name="T67">натисніть на кнопку зі знаком “+” - “Створити нового користувача”.</text:span></text:p>
      <text:p text:style-name="P30">7. Введіть необхідні персональні дані та вигадані логін і пароль користувача, виберіть з випадаючого списку належність до організації та її підрозділів. Для створення облікового запису натисніть кнопку “Створити користувача”. При вдалому створенні облікового запису Ви побачите інформаційне вікно.</text:p>
      <text:p text:style-name="P30">8. Для входу до системи повторно запустіть <text:span text:style-name="T8">ProMaSy-</text:span><text:span text:style-name="T54">ххх</text:span><text:span text:style-name="T8">.jar</text:span><text:span text:style-name="T7"> </text:span><text:span text:style-name="T49">(де ххх — верс</text:span><text:span text:style-name="T53">ія ProMaSy),</text:span> введіть Ваші логін та пароль та натисніть “Вхід”.</text:p>
      <text:p text:style-name="P30"/>
      <text:h text:style-name="Heading_20_2" text:outline-level="2"><text:bookmark-start text:name="__RefHeading___Toc803_3406917643"/>Оновлення<text:bookmark-end text:name="__RefHeading___Toc803_3406917643"/></text:h>
      <text:p text:style-name="P27">УВАГА! Перед початком налаштування перевірте наявність в архіві <text:span text:style-name="T68">з оновленням ProMaSy </text:span>файла <text:span text:style-name="T66">settings.ser або чи маєте Ви надані адміністратором </text:span><text:span text:style-name="T13">IP </text:span><text:span text:style-name="T66">адресу та порт доступу до бази даних сервера.</text:span></text:p>
      <text:p text:style-name="P31"/>
      <text:p text:style-name="P31">Оновлення встановлюються у ручному режимі та не потребують адміністраторських привілеїв на ПК.</text:p>
      <text:p text:style-name="P32">1. <text:span text:style-name="T69">П</text:span>овністю <text:span text:style-name="T69">в</text:span>идаліть теку зі старою версією ProMaSy.</text:p>
      <text:p text:style-name="P31">2. <text:span text:style-name="T43">Розпакуйте архів з </text:span>оновленням <text:span text:style-name="T43">ProMaSy до будь-якої теки, яка не потребує адміністраторських привілеїв для доступу (наприклад “</text:span><text:a xlink:type="simple" xlink:href="file:///D:/" text:style-name="Internet_20_link" text:visited-style-name="Visited_20_Internet_20_Link"><text:span text:style-name="T43">D:\</text:span></text:a><text:span text:style-name="T14">” </text:span><text:span text:style-name="T50">або </text:span><text:span text:style-name="T43">“C:\Users\</text:span><text:span text:style-name="T14">&lt;</text:span><text:span text:style-name="T43">ім’я користувача</text:span><text:span text:style-name="T14">&gt;</text:span><text:span text:style-name="T43">\”).</text:span></text:p>
      <text:p text:style-name="P43">3. <text:span text:style-name="T67">Для входу до системи запустіть </text:span><text:span text:style-name="T8">ProMaSy-</text:span><text:span text:style-name="T54">ххх</text:span><text:span text:style-name="T8">.jar</text:span><text:span text:style-name="T7"> </text:span><text:span text:style-name="T49">(де ххх — верс</text:span><text:span text:style-name="T53">ія ProMaSy), введіть Ваші логін та пароль та натисніть “Вхід”.</text:span></text:p>
      <text:p text:style-name="P43"/>
      <text:h text:style-name="Heading_20_2" text:outline-level="2"><text:bookmark-start text:name="__RefHeading___Toc838_3406917643"/>Початок роботи<text:bookmark-end text:name="__RefHeading___Toc838_3406917643"/></text:h>
      <text:h text:style-name="Heading_20_3" text:outline-level="3"><text:bookmark-start text:name="__RefHeading___Toc840_3406917643"/>Основне вікно програми<text:bookmark-end text:name="__RefHeading___Toc840_3406917643"/></text:h>
      <text:p text:style-name="P44">ProMaSy <text:span text:style-name="T71">була оптимізована для роботи у режимі одного вікна, відповідно більшість операцій <text:s/>буде проходити у основному вікні програми.</text:span></text:p>
      <text:p text:style-name="P45">Основне вікно програми складається з декількох регіонів:</text:p>
      <text:p text:style-name="P64">- меню, яке містить підменю “Файл”, “Редагувати”, “Допомога” тощо</text:p>
      <text:p text:style-name="P56">- панелі кнопок, що дозволяє швидко скористатися функціями “Друк”, “Експорт”, “Оновлення таблиць”, “Пошук за <text:span text:style-name="T3">CPV </text:span>кодом”, “Калькулятор” тощо</text:p>
      <text:p text:style-name="P56">-основної панелі, що містить таблицю з замовленнями</text:p>
      <text:p text:style-name="P56">-нижньої панелі, яка містить інформацію про користувача та короткий лог роботи програми</text:p>
      <text:p text:style-name="P45"/>
      <text:h text:style-name="Heading_20_3" text:outline-level="3"><text:bookmark-start text:name="__RefHeading___Toc842_3406917643"/>Меню<text:bookmark-end text:name="__RefHeading___Toc842_3406917643"/></text:h>
      <text:p text:style-name="P46"><text:span text:style-name="T76">“Файл”</text:span> <text:span text:style-name="T72">містить наступні опції:</text:span></text:p>
      <text:p text:style-name="P65">- <text:span text:style-name="T76">Друк</text:span> — друк обраних або всіх позицій зі списку замовленнь</text:p>
      <text:p text:style-name="P57">- <text:span text:style-name="T76">Експорт до </text:span><text:span text:style-name="T18">xls </text:span><text:span text:style-name="T76">файлу</text:span> — експорт обраних або всіх позицій зі списку замовленнь до файлу електронних таблиць</text:p>
      <text:p text:style-name="P57">- <text:span text:style-name="T76">Вихід</text:span> — вихід з програми</text:p>
      <text:p text:style-name="P57"/>
      <text:p text:style-name="P68"><text:soft-page-break/><text:span text:style-name="T76">“Редагувати”</text:span> містить наступні опції:</text:p>
      <text:p text:style-name="P57">- <text:span text:style-name="T76">Додати/змінити розмірності</text:span> — створення, редагування та видалення розмірностей, які необхідні для описання кількісних параметрів замовлення</text:p>
      <text:p text:style-name="P57">- <text:span text:style-name="T76">Додати/змінити виробників</text:span> — створення, редагування та видалення виробників товарів або послуг, які є предметом замовлення</text:p>
      <text:p text:style-name="P58">- <text:span text:style-name="T76">Додати/змінити постачальників</text:span> — створення, редагування та видалення постачальників товарів або послуг, які є предметом замовлення</text:p>
      <text:p text:style-name="P59">- <text:span text:style-name="T76">Редагувати власний профіль</text:span> <text:span text:style-name="T72">—</text:span> редагування параметрів власного профілю, які були введені при його реєстрації</text:p>
      <text:p text:style-name="P48"/>
      <text:p text:style-name="P48">“<text:span text:style-name="T76">Допомога</text:span>” <text:span text:style-name="T72">містить наступні опції:</text:span></text:p>
      <text:p text:style-name="P66">- <text:span text:style-name="T76">Інформація про програму</text:span> — перегляд інформації, версії та часу збірки використовуваної програми</text:p>
      <text:p text:style-name="P48"/>
      <text:h text:style-name="Heading_20_3" text:outline-level="3"><text:bookmark-start text:name="__RefHeading___Toc844_3406917643"/>Панель кнопок швидкого доступу<text:bookmark-end text:name="__RefHeading___Toc844_3406917643"/></text:h>
      <text:p text:style-name="P66">- <text:span text:style-name="T76">Друк</text:span> — аналогічно до пункту меню “Друк”</text:p>
      <text:p text:style-name="P60">- <text:span text:style-name="T77">Експорт до </text:span><text:span text:style-name="T19">xls </text:span><text:span text:style-name="T77">файлу</text:span><text:span text:style-name="T72"> —</text:span> аналогічно до пункту меню “<text:span text:style-name="T72">Експорт до </text:span><text:span text:style-name="T15">xls </text:span><text:span text:style-name="T72">файлу</text:span>”</text:p>
      <text:p text:style-name="P60"><text:span text:style-name="T73">- </text:span><text:span text:style-name="T74">Оновити дані таблиць</text:span><text:span text:style-name="T73"> — оновлює дані з сервера щодо змін інформації про замовлення</text:span></text:p>
      <text:p text:style-name="P60"><text:span text:style-name="T73">- </text:span><text:span text:style-name="T17">CPV</text:span><text:span text:style-name="T16"> – </text:span><text:span text:style-name="T51">відображає</text:span><text:span text:style-name="T73"> діалог пошуку </text:span><text:span text:style-name="T16">CPV </text:span><text:span text:style-name="T73">кодів за кодом та описом українською або англійською</text:span></text:p>
      <text:p text:style-name="P60"><text:span text:style-name="T73">- </text:span><text:span text:style-name="T74">Калькулятор</text:span><text:span text:style-name="T73"> — відображає простий калькулятор</text:span></text:p>
      <text:p text:style-name="P48"><text:span text:style-name="T73"/></text:p>
      <text:h text:style-name="Heading_20_3" text:outline-level="3"><text:bookmark-start text:name="__RefHeading___Toc846_3406917643"/>Основна панель<text:bookmark-end text:name="__RefHeading___Toc846_3406917643"/></text:h>
      <text:p text:style-name="P70">Основна панель <text:span text:style-name="T78">складається</text:span> субпанел<text:span text:style-name="T78">ей</text:span>:</text:p>
      <text:p text:style-name="P71">- <text:span text:style-name="T82">Верхня субпанель містить:</text:span></text:p>
      <text:p text:style-name="P83">кнопки:</text:p>
      <text:p text:style-name="P75">- <text:span text:style-name="T76">Створити замовлення</text:span> —<text:span text:style-name="T79"> відкриває субпанель створення нового замовлення</text:span></text:p>
      <text:p text:style-name="P78">- <text:span text:style-name="T76">Редагувати замовлення </text:span>—<text:span text:style-name="T79"> відкриває субпанель редагування обраного замовлення</text:span></text:p>
      <text:p text:style-name="P78">- <text:span text:style-name="T76">Створити копію замовлення</text:span> —<text:span text:style-name="T79"> відкриває субпанель з копією обраного замовлення. Обране замовлення залишається незмінним, створюється нове замовлення до якого копіюються параметри обраного замовлення, які можливо буде редагувати у відкритій субпанелі редагування обраного замовлення</text:span></text:p>
      <text:p text:style-name="P77">- <text:span text:style-name="T76">Видалити замовлення</text:span> —<text:span text:style-name="T79"> видаляє обране замовлення</text:span></text:p>
      <text:p text:style-name="P77">- <text:span text:style-name="T76">Змінити статус замовлення </text:span>—<text:span text:style-name="T79"> відкриває вікно перегляду історії статусів замовлення та дозволяє встановити новий статус замовлення</text:span></text:p>
      <text:p text:style-name="P83">списки:</text:p>
      <text:p text:style-name="P82">- <text:span text:style-name="T76">Тема</text:span> —<text:span text:style-name="T80"> дозволяє обрати фінансову тему, з якої будуть використовуватися кошти для оплати замовлення. Вибір нової теми призводить до завантаження замовлень цієї теми. Вибір теми без назви (порожньої теми) призводить до завантаження всіх замовлень, що були зроблені у обраному підрозділі (нижня субпанель-список Підрозділ). Замовлення </text:span><text:soft-page-break/><text:span text:style-name="T80">відображаються лише відповідно до обраної у сусідньому списку категорії. Вибір непорожньої теми зумовлює відображення інформації у нижній субпанелі щодо залишку коштів за обраною темою (поле “Залишок за темою”) та кількості використаних коштів (поле “Загальна вартість”)</text:span></text:p>
      <text:p text:style-name="P77">- <text:span text:style-name="T76">Категорія</text:span> —<text:span text:style-name="T80"> дозволяє завантажити замовлення відповідно до обраної категорії</text:span></text:p>
      <text:p text:style-name="P72">- <text:span text:style-name="T83">Нижня субпанель </text:span><text:span text:style-name="T84">містить</text:span><text:span text:style-name="T83">:</text:span></text:p>
      <text:p text:style-name="P84">списки:</text:p>
      <text:p text:style-name="P76">- <text:span text:style-name="T76">Відділ</text:span> —<text:span text:style-name="T81"> відображає відділ користувача</text:span></text:p>
      <text:p text:style-name="P80">- <text:span text:style-name="T76">Підрозділ</text:span> —<text:span text:style-name="T81"> відображає підрозділ користувача</text:span></text:p>
      <text:p text:style-name="P84">інформаційні поля:</text:p>
      <text:p text:style-name="P79">- <text:span text:style-name="T76">Залишок за темою </text:span>—<text:span text:style-name="T81"> відображає залишок коштів за обраною темою (список Тема) відповідно до категорії (список Категорія)</text:span></text:p>
      <text:p text:style-name="P80">- <text:span text:style-name="T76">Загальна вартість</text:span> —<text:span text:style-name="T81"> відображає загальну кількість використаних коштів за обраною темою (список Тема) відповідно до категорії (список Категорія)</text:span></text:p>
      <text:p text:style-name="P72">- <text:span text:style-name="T82">Центральна субпанель</text:span> <text:span text:style-name="T79">є таблицею, яка містить колонки:</text:span></text:p>
      <text:p text:style-name="P76">- Опис замовлення</text:p>
      <text:p text:style-name="P79">- Кількість</text:p>
      <text:p text:style-name="P79">- Ціна одиниці</text:p>
      <text:p text:style-name="P79">- Загалом</text:p>
      <text:p text:style-name="P79">- Користувач</text:p>
      <text:p text:style-name="P79">- Дата редагування</text:p>
      <text:p text:style-name="P79">- Статус</text:p>
      <text:p text:style-name="P60"><text:span text:style-name="T73"/></text:p>
      <text:h text:style-name="Heading_20_3" text:outline-level="3"><text:bookmark-start text:name="__RefHeading___Toc848_3406917643"/>Нижня панель<text:bookmark-end text:name="__RefHeading___Toc848_3406917643"/></text:h>
      <text:p text:style-name="P48">Ліва частина відображає ПІБ користувача</text:p>
      <text:p text:style-name="P48">Права частина відображає останню подію, яка відбулася у програмі.</text:p>
      <text:p text:style-name="P48">Лог програми відслідковує лише ті події, які вносять зміни до бази даних. Також в лог записуються помилки в робот<text:span text:style-name="T75">і</text:span> програми.</text:p>
      <text:p text:style-name="P48"/>
      <text:p text:style-name="P48"><text:span text:style-name="T75">Лівий к</text:span>лік на нижній панелі відкриває вікно розширеного логу роботи програми, де зберігаються всі події, які відбулися після запуску програми.</text:p>
      <text:p text:style-name="P48">Лог роботи програми можливо зберегти натиснувши кнопку “Зберегти лог”. Лог буде збережено в теці <text:span text:style-name="T68">ProMaSy </text:span>з ім’ям log_дата_час_збереження.<text:span text:style-name="T3">txt</text:span></text:p>
      <text:p text:style-name="P90"><text:span text:style-name="T21"/></text:p>
      <text:h text:style-name="Heading_20_3" text:outline-level="3"><text:soft-page-break/><text:span text:style-name="T22">С</text:span><text:span text:style-name="T20">убпанель створення нового/</text:span><text:span text:style-name="T86">редагування обраного</text:span><text:span text:style-name="T20"> замовлення</text:span></text:h>
      <text:p text:style-name="P69">Випливає на основній панелі з лівого боку в режимах створення/створення копії/редагування замовлення. </text:p>
      <text:p text:style-name="P73">Панель містить поля:</text:p>
      <text:p text:style-name="P88">- Відділ</text:p>
      <text:p text:style-name="P86">- Підрозділ</text:p>
      <text:p text:style-name="P86">- Тема</text:p>
      <text:p text:style-name="P86">- Категорія</text:p>
      <text:p text:style-name="P86">- Виробник</text:p>
      <text:p text:style-name="P86">- Номер з каталогу</text:p>
      <text:p text:style-name="P86">- <text:span text:style-name="T3">CPV </text:span><text:span text:style-name="T44">код</text:span></text:p>
      <text:p text:style-name="P86">- Опис замовлення</text:p>
      <text:p text:style-name="P86">- Постачальник</text:p>
      <text:p text:style-name="P86">- Причина вибору постачальника</text:p>
      <text:p text:style-name="P86">- Пакування</text:p>
      <text:p text:style-name="P86">- Кількість</text:p>
      <text:p text:style-name="P86">- Ціна одиниці</text:p>
      <text:p text:style-name="P86">- Загалом</text:p>
      <text:p text:style-name="P86">- Код КЕКВ</text:p>
      <text:p text:style-name="P86">- Орієнтовна дата початку закупівлі</text:p>
      <text:p text:style-name="P73">кнопки:</text:p>
      <text:p text:style-name="P88">- <text:span text:style-name="T76">Створити/редагувати</text:span> — зберігає внесені до замовлення дані та закриває субпанель</text:p>
      <text:p text:style-name="P86">- <text:span text:style-name="T76">Відмінити</text:span> — закриває субпанель, але призводить до втрати незбережених даних</text:p>
      <text:h text:style-name="Heading_20_2" text:outline-level="2"><text:bookmark-start text:name="__RefHeading___Toc850_3406917643"/>Як створити замовлення<text:bookmark-end text:name="__RefHeading___Toc850_3406917643"/></text:h>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2T12:26:04.349000000</meta:creation-date>
    <dc:date>2017-05-15T18:58:37.903000000</dc:date>
    <meta:editing-duration>PT2H18M44S</meta:editing-duration>
    <meta:editing-cycles>25</meta:editing-cycles>
    <meta:generator>LibreOffice/5.3.3.2$Windows_X86_64 LibreOffice_project/3d9a8b4b4e538a85e0782bd6c2d430bafe583448</meta:generator>
    <meta:document-statistic meta:table-count="0" meta:image-count="0" meta:object-count="0" meta:page-count="8" meta:paragraph-count="188" meta:word-count="2023" meta:character-count="14957" meta:non-whitespace-character-count="13086"/>
  </office:meta>
</office:document-meta>
</file>